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5-01-1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4-01-0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3-01-04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2-01-0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1-01-05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20-01-0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9-01-03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8-01-03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7-01-04 16:5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6-01-03 15:0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5-01-04 14:1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410101583301</text:p>
          </table:table-cell>
          <table:table-cell office:value-type="string" calcext:value-type="string">
            <text:p>2014-01-04 16:3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